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9370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59370" style:font-weight-asian="bold" style:font-weight-complex="bold"/>
    </style:style>
    <style:style style:name="P3" style:family="paragraph" style:parent-style-name="Standard">
      <style:text-properties officeooo:rsid="00159370" officeooo:paragraph-rsid="00159370"/>
    </style:style>
    <style:style style:name="P4" style:family="paragraph" style:parent-style-name="Standard">
      <style:paragraph-properties fo:text-align="center" style:justify-single-word="false" fo:break-before="column"/>
      <style:text-properties fo:font-weight="bold" officeooo:paragraph-rsid="00159370" style:font-weight-asian="bold" style:font-weight-complex="bold"/>
    </style:style>
    <style:style style:name="T1" style:family="text">
      <style:text-properties officeooo:rsid="0015937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5937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593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e robot lumineux</text:span></text:p>
      <text:p text:style-name="P1"/>
      <text:p text:style-name="P1">Aller à l’adresse <text:span text:style-name="T2">lightbot.lu</text:span><text:span text:style-name="T4">,</text:span> <text:span text:style-name="T1">couper le son (bouton « haut-parleur »), </text:span>cliquer sur « Start Game », choisir le niveau zéro, glisser les rectangles « Instructions » dans le « Program » juste en dessous, puis tester avec le bouton « Run » en bas de la fenêtre.</text:p>
      <text:p text:style-name="P1">Le robot doit allumer les tuiles bleues.</text:p>
      <text:p text:style-name="P1"/>
      <text:p text:style-name="P3">Ce que je pense du robot :</text:p>
      <text:p text:style-name="P3"/>
      <text:p text:style-name="P3"/>
      <text:p text:style-name="P3"/>
      <text:p text:style-name="P3">Ce qu’il faut retenir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Le robot lumineux</text:span></text:p>
      <text:p text:style-name="P1"/>
      <text:p text:style-name="P1">Aller à l’adresse <text:span text:style-name="T2">lightbot.lu</text:span><text:span text:style-name="T4">, </text:span><text:span text:style-name="T5">couper le son (bouton « haut-parleur »)</text:span>, cliquer sur « Start Game », choisir le niveau zéro, glisser les rectangles « Instructions » dans le « Program » juste en dessous, puis tester avec le bouton « Run » en bas de la fenêtre.</text:p>
      <text:p text:style-name="P1">Le robot doit allumer les tuiles bleues.</text:p>
      <text:p text:style-name="P1"/>
      <text:p text:style-name="P3">Ce que je pense du robot :</text:p>
      <text:p text:style-name="P3"/>
      <text:p text:style-name="P3"/>
      <text:p text:style-name="P3"/>
      <text:p text:style-name="P3">Ce qu’il faut retenir :</text:p>
      <text:p text:style-name="P3"/>
      <text:p text:style-name="P3"/>
      <text:p text:style-name="P4"><text:span text:style-name="T1">Le robot lumineux</text:span></text:p>
      <text:p text:style-name="P1"/>
      <text:p text:style-name="P1">Aller à l’adresse <text:span text:style-name="T2">lightbot.lu</text:span><text:span text:style-name="T4">,</text:span> <text:span text:style-name="T1">couper le son (bouton « haut-parleur »), </text:span>cliquer sur « Start Game », choisir le niveau zéro, glisser les rectangles « Instructions » dans le « Program » juste en dessous, puis tester avec le bouton « Run » en bas de la fenêtre.</text:p>
      <text:p text:style-name="P1">Le robot doit allumer les tuiles bleues.</text:p>
      <text:p text:style-name="P1"/>
      <text:p text:style-name="P3">Ce que je pense du robot :</text:p>
      <text:p text:style-name="P3"/>
      <text:p text:style-name="P3"/>
      <text:p text:style-name="P3"/>
      <text:p text:style-name="P3">Ce qu’il faut retenir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Le robot lumineux</text:span></text:p>
      <text:p text:style-name="P1"/>
      <text:p text:style-name="P1">Aller à l’adresse <text:span text:style-name="T2">lightbot.lu</text:span><text:span text:style-name="T4">, </text:span><text:span text:style-name="T5">couper le son (bouton « haut-parleur »)</text:span>, cliquer sur « Start Game », choisir le niveau zéro, glisser les rectangles « Instructions » dans le « Program » juste en dessous, puis tester avec le bouton « Run » en bas de la fenêtre.</text:p>
      <text:p text:style-name="P1">Le robot doit allumer les tuiles bleues.</text:p>
      <text:p text:style-name="P1"/>
      <text:p text:style-name="P3">Ce que je pense du robot :</text:p>
      <text:p text:style-name="P3"/>
      <text:p text:style-name="P3"/>
      <text:p text:style-name="P3"/>
      <text:p text:style-name="P3">Ce qu’il faut retenir 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2cm">
          <style:column style:rel-width="4819*" fo:start-indent="0cm" fo:end-indent="1cm"/>
          <style:column style:rel-width="4819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4-08-06T18:26:51.170575682</meta:creation-date>
    <dc:date>2024-08-06T18:34:08.103977749</dc:date>
    <dc:creator>Christophe Gragnic</dc:creator>
    <meta:editing-duration>PT7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80" meta:character-count="1456" meta:non-whitespace-character-count="1196"/>
  </office:meta>
</office:document-meta>
</file>